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0.949cm" fo:min-width="0cm" loext:decorative="false"/>
      <style:paragraph-properties style:writing-mode="lr-tb"/>
    </style:style>
    <style:style style:name="gr2" style:family="graphic" style:parent-style-name="standard">
      <style:graphic-properties draw:stroke="dash" draw:stroke-dash="Long_20_Dash_20__28_Rounded_29_" svg:stroke-width="0.037cm" svg:stroke-color="#000000" svg:stroke-opacity="50%" draw:stroke-linejoin="round" svg:stroke-linecap="round" draw:fill="none" fo:padding-top="0.018cm" fo:padding-bottom="0.018cm" fo:padding-left="0.018cm" fo:padding-right="0.018cm" loext:decorative="false"/>
    </style:style>
    <style:style style:name="gr3" style:family="graphic" style:parent-style-name="objectwithoutfill">
      <style:graphic-properties svg:stroke-width="0.035cm" svg:stroke-color="#666666" draw:marker-start-width="0.252cm" draw:marker-end="Extrémités_20_de_20_flèche_20_2" draw:marker-end-width="0.15cm" draw:fill="none" draw:textarea-horizontal-align="center" draw:textarea-vertical-align="middle" fo:padding-top="0.017cm" fo:padding-bottom="0.017cm" fo:padding-left="0.017cm" fo:padding-right="0.017cm" loext:decorative="false"/>
    </style:style>
    <style:style style:name="gr4"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textarea-horizontal-align="center" draw:textarea-vertical-align="middle" fo:padding-top="0.018cm" fo:padding-bottom="0.018cm" fo:padding-left="0.018cm" fo:padding-right="0.018cm" loext:decorative="false"/>
    </style:style>
    <style:style style:name="gr5" style:family="graphic" style:parent-style-name="standard">
      <style:graphic-properties draw:stroke="none" svg:stroke-color="#000000" draw:fill="none" draw:fill-color="#ffffff" draw:textarea-vertical-align="middle" draw:auto-grow-height="true" draw:auto-grow-width="false" fo:min-height="0.319cm" loext:decorative="false"/>
      <style:paragraph-properties style:writing-mode="lr-tb"/>
    </style:style>
    <style:style style:name="gr6" style:family="graphic" style:parent-style-name="standard">
      <style:graphic-properties draw:stroke="solid" draw:stroke-dash="Long_20_Dash_20__28_Rounded_29_" svg:stroke-width="0.028cm" svg:stroke-color="#000000" draw:marker-start-width="0.187cm" draw:marker-end-width="0.187cm" svg:stroke-opacity="100%" draw:stroke-linejoin="round" svg:stroke-linecap="round" draw:fill="none" draw:opacity="100%" fo:padding-top="0.014cm" fo:padding-bottom="0.014cm" fo:padding-left="0.014cm" fo:padding-right="0.014cm" loext:decorative="false"/>
    </style:style>
    <style:style style:name="gr7" style:family="graphic" style:parent-style-name="standard">
      <style:graphic-properties draw:stroke="solid" svg:stroke-width="0.037cm" svg:stroke-color="#168253" draw:stroke-linejoin="round" svg:stroke-linecap="butt" draw:fill="solid" draw:fill-color="#168253" draw:opacity="20%" fo:padding-top="0.018cm" fo:padding-bottom="0.018cm" fo:padding-left="0.018cm" fo:padding-right="0.018cm" loext:decorative="false"/>
    </style:style>
    <style:style style:name="gr8" style:family="graphic" style:parent-style-name="standard">
      <style:graphic-properties draw:stroke="solid" svg:stroke-width="0.037cm" svg:stroke-color="#f69320" draw:stroke-linejoin="round" svg:stroke-linecap="butt" draw:fill="solid" draw:fill-color="#f69320" loext:fill-use-slide-background="false" draw:opacity="40%" fo:padding-top="0.018cm" fo:padding-bottom="0.018cm" fo:padding-left="0.018cm" fo:padding-right="0.018cm" loext:decorative="false"/>
    </style:style>
    <style:style style:name="gr9" style:family="graphic" style:parent-style-name="objectwithoutfill">
      <style:graphic-properties svg:stroke-width="0.053cm" svg:stroke-color="#3465a4" draw:marker-start-width="0.279cm" draw:marker-end="Extrémités_20_de_20_flèche_20_6" draw:marker-end-width="0.24cm" svg:stroke-linecap="butt" draw:fill="none" draw:textarea-horizontal-align="center" draw:textarea-vertical-align="middle" fo:padding-top="0.026cm" fo:padding-bottom="0.026cm" fo:padding-left="0.026cm" fo:padding-right="0.026cm" loext:decorative="false"/>
    </style:style>
    <style:style style:name="gr10" style:family="graphic" style:parent-style-name="standard">
      <style:graphic-properties svg:stroke-width="0.028cm" svg:stroke-color="#000000" draw:marker-start-width="0.242cm" draw:marker-end-width="0.242cm"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1" style:family="graphic" style:parent-style-name="standard">
      <style:graphic-properties draw:stroke="none" svg:stroke-color="#000000" draw:fill="none" draw:fill-color="#ffffff" draw:textarea-vertical-align="middle" draw:auto-grow-height="true" draw:auto-grow-width="false" fo:min-height="0.705cm" loext:decorative="false"/>
      <style:paragraph-properties style:writing-mode="lr-tb"/>
    </style:style>
    <style:style style:name="gr12" style:family="graphic" style:parent-style-name="standard">
      <style:graphic-properties draw:stroke="dash" draw:stroke-dash="Long_20_Dash_20__28_Rounded_29_" svg:stroke-width="0.028cm" svg:stroke-color="#000000" draw:marker-start-width="0.242cm" draw:marker-end-width="0.242cm" svg:stroke-opacity="50%"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3" style:family="graphic" style:parent-style-name="objectwithoutfill">
      <style:graphic-properties svg:stroke-width="0.053cm" svg:stroke-color="#3465a4" draw:marker-start-width="0.279cm" draw:marker-end="Extrémités_20_de_20_flèche_20_6" draw:marker-end-width="0.17cm" draw:fill="none" draw:textarea-horizontal-align="center" draw:textarea-vertical-align="middle" fo:padding-top="0.026cm" fo:padding-bottom="0.026cm" fo:padding-left="0.026cm" fo:padding-right="0.026cm" loext:decorative="false"/>
    </style:style>
    <style:style style:name="gr14" style:family="graphic" style:parent-style-name="objectwithoutfill">
      <style:graphic-properties draw:stroke="dash" draw:stroke-dash="Dash_20__28_Rounded_29_" svg:stroke-width="0.028cm" svg:stroke-color="#8d1d75" draw:marker-start="Extrémités_20_de_20_flèche_20_6" draw:marker-start-width="0.15cm" draw:marker-end="Extrémités_20_de_20_flèche_20_6" draw:marker-end-width="0.15cm" svg:stroke-linecap="round" draw:fill="none" draw:textarea-horizontal-align="center" draw:textarea-vertical-align="middle" fo:padding-top="0.014cm" fo:padding-bottom="0.014cm" fo:padding-left="0.014cm" fo:padding-right="0.014cm" loext:decorative="false"/>
    </style:style>
    <style:style style:name="gr15" style:family="graphic" style:parent-style-name="standard">
      <style:graphic-properties draw:stroke="none" svg:stroke-width="0.028cm" svg:stroke-color="#000000" draw:marker-start-width="0.242cm" draw:marker-end-width="0.242cm" draw:fill="solid" draw:fill-color="#168253" loext:fill-use-slide-background="false" draw:opacity="70%" draw:textarea-horizontal-align="justify" draw:textarea-vertical-align="middle" draw:auto-grow-height="false" fo:min-height="0.472cm" fo:min-width="0.222cm" fo:padding-top="0.014cm" fo:padding-bottom="0.014cm" fo:padding-left="0.014cm" fo:padding-right="0.014cm" loext:decorative="false"/>
    </style:style>
    <style:style style:name="gr16" style:family="graphic" style:parent-style-name="standard">
      <style:graphic-properties draw:stroke="none" svg:stroke-width="0.028cm" svg:stroke-color="#000000" draw:marker-start-width="0.242cm" draw:marker-end-width="0.242cm" draw:fill="solid" draw:fill-color="#f69320" loext:fill-use-slide-background="false" draw:opacity="70%" draw:textarea-horizontal-align="justify" draw:textarea-vertical-align="middle" draw:auto-grow-height="false" fo:min-height="0.472cm" fo:min-width="0.222cm" fo:padding-top="0.014cm" fo:padding-bottom="0.014cm" fo:padding-left="0.014cm" fo:padding-right="0.014cm" loext:decorative="false"/>
    </style:style>
    <style:style style:name="gr17" style:family="graphic" style:parent-style-name="standard">
      <style:graphic-properties svg:stroke-width="0.028cm" svg:stroke-color="#000000" draw:marker-start-width="0.242cm" draw:marker-end-width="0.242cm" draw:fill="none" draw:fill-color="#729fcf" loext:fill-use-slide-background="false" draw:opacity="70%" draw:textarea-horizontal-align="justify" draw:textarea-vertical-align="middle" draw:auto-grow-height="false" fo:min-height="0.472cm" fo:min-width="0.472cm" fo:padding-top="0.014cm" fo:padding-bottom="0.014cm" fo:padding-left="0.014cm" fo:padding-right="0.014cm" loext:decorative="false"/>
    </style:style>
    <style:style style:name="gr18" style:family="graphic" style:parent-style-name="standard">
      <style:graphic-properties draw:stroke="none" svg:stroke-color="#000000" draw:fill="none" draw:fill-color="#ffffff" draw:textarea-vertical-align="middle" draw:auto-grow-height="true" draw:auto-grow-width="false" fo:min-height="0.227cm" loext:decorative="false"/>
      <style:paragraph-properties style:writing-mode="lr-tb"/>
    </style:style>
    <style:style style:name="gr19" style:family="graphic" style:parent-style-name="standard">
      <style:graphic-properties draw:stroke="dash" draw:stroke-dash="Long_20_Dash_20__28_Rounded_29_" svg:stroke-width="0.037cm" svg:stroke-color="#069a2e" draw:stroke-linejoin="round" svg:stroke-linecap="round" draw:fill="none" draw:fill-color="#f69320" loext:fill-use-slide-background="false" draw:opacity="40%" fo:padding-top="0.018cm" fo:padding-bottom="0.018cm" fo:padding-left="0.018cm" fo:padding-right="0.018cm" loext:decorative="false"/>
    </style:style>
    <style:style style:name="gr20" style:family="graphic" style:parent-style-name="standard">
      <style:graphic-properties draw:stroke="solid" svg:stroke-width="0.037cm" svg:stroke-color="#6b5e9b" draw:stroke-linejoin="round" svg:stroke-linecap="butt" draw:fill="none" draw:fill-color="#f69320" loext:fill-use-slide-background="false" draw:opacity="40%" fo:padding-top="0.018cm" fo:padding-bottom="0.018cm" fo:padding-left="0.018cm" fo:padding-right="0.018cm" loext:decorative="false"/>
    </style:style>
    <style:style style:name="gr21" style:family="graphic" style:parent-style-name="standard">
      <style:graphic-properties draw:stroke="none" draw:fill-color="#6b5e9b" draw:opacity="50%" draw:textarea-horizontal-align="justify" draw:textarea-vertical-align="middle" draw:auto-grow-height="false" fo:min-height="1.4cm" fo:min-width="0.2cm" loext:decorative="false"/>
    </style:style>
    <style:style style:name="gr22" style:family="graphic" style:parent-style-name="standard">
      <style:graphic-properties svg:stroke-width="0.035cm" svg:stroke-color="#6b5e9b" draw:marker-start-width="0.252cm" draw:marker-end-width="0.252cm" draw:fill="none" loext:fill-use-slide-background="false" draw:textarea-horizontal-align="justify" draw:textarea-vertical-align="middle" draw:auto-grow-height="false" fo:min-height="2.365cm" fo:min-width="0.113cm" fo:padding-top="0.017cm" fo:padding-bottom="0.017cm" fo:padding-left="0.017cm" fo:padding-right="0.017cm" loext:decorative="false"/>
    </style:style>
    <style:style style:name="gr23" style:family="graphic" style:parent-style-name="standard">
      <style:graphic-properties draw:stroke="none" draw:fill="solid" draw:fill-color="#069a2e" draw:opacity="50%" draw:textarea-horizontal-align="justify" draw:textarea-vertical-align="middle" draw:auto-grow-height="false" fo:min-height="1cm" fo:min-width="0.2cm" loext:decorative="false"/>
    </style:style>
    <style:style style:name="gr24" style:family="graphic" style:parent-style-name="standard">
      <style:graphic-properties svg:stroke-width="0.035cm" svg:stroke-color="#069a2e" draw:marker-start-width="0.252cm" draw:marker-end-width="0.252cm" draw:fill="none" loext:fill-use-slide-background="false" draw:textarea-horizontal-align="justify" draw:textarea-vertical-align="middle" draw:auto-grow-height="false" fo:min-height="1.722cm" fo:min-width="0.126cm" fo:padding-top="0.017cm" fo:padding-bottom="0.017cm" fo:padding-left="0.017cm" fo:padding-right="0.017cm" loext:decorative="false"/>
    </style:style>
    <style:style style:name="gr25" style:family="graphic" style:parent-style-name="objectwithoutfill">
      <style:graphic-properties svg:stroke-width="0.035cm" svg:stroke-color="#a1467e" draw:marker-start-width="0.252cm" draw:marker-end="Extrémités_20_de_20_flèche_20_6" draw:marker-end-width="0.213cm" svg:stroke-linecap="butt" draw:fill="none" draw:textarea-horizontal-align="center" draw:textarea-vertical-align="middle" fo:padding-top="0.017cm" fo:padding-bottom="0.017cm" fo:padding-left="0.017cm" fo:padding-right="0.017cm" loext:decorative="false"/>
    </style:style>
    <style:style style:name="gr26" style:family="graphic">
      <style:graphic-properties style:writing-mode="lr-tb" loext:decorative="false"/>
    </style:style>
    <style:style style:name="gr27" style:family="graphic" style:parent-style-name="standard">
      <style:graphic-properties draw:stroke="none" draw:fill="solid" draw:fill-color="#729fcf" loext:fill-use-slide-background="false" draw:opacity="50%" draw:textarea-horizontal-align="justify" draw:textarea-vertical-align="middle" draw:auto-grow-height="false" fo:min-height="3.5cm" fo:min-width="4cm" loext:decorative="false"/>
    </style:style>
    <style:style style:name="gr28"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loext:decorative="false"/>
    </style:style>
    <style:style style:name="gr29" style:family="graphic" style:parent-style-name="objectwithoutfill">
      <style:graphic-properties draw:stroke="dash" draw:stroke-dash="Long_20_Dash_20__28_Rounded_29_" svg:stroke-width="0.018cm" draw:marker-start-width="0.227cm" draw:marker-end-width="0.227cm" svg:stroke-linecap="round" draw:fill="none" draw:textarea-horizontal-align="center" draw:textarea-vertical-align="middle" fo:padding-top="0.009cm" fo:padding-bottom="0.009cm" fo:padding-left="0.009cm" fo:padding-right="0.009cm" loext:decorative="false"/>
    </style:style>
    <style:style style:name="gr30" style:family="graphic" style:parent-style-name="standard">
      <style:graphic-properties draw:stroke="none" draw:fill="solid" draw:fill-color="#ffffff" loext:fill-use-slide-background="false" draw:textarea-horizontal-align="justify" draw:textarea-vertical-align="middle" draw:auto-grow-height="false" fo:min-height="2.75cm" fo:min-width="1cm" loext:decorative="false"/>
    </style:style>
    <style:style style:name="gr31" style:family="graphic" style:parent-style-name="objectwithoutfill">
      <style:graphic-properties draw:stroke="dash" draw:stroke-dash="Dash_20__28_Rounded_29_" svg:stroke-width="0.028cm" svg:stroke-color="#069a2e" draw:marker-start-width="0.242cm" draw:marker-end-width="0.242cm" svg:stroke-linecap="round" draw:fill="none" draw:textarea-horizontal-align="center" draw:textarea-vertical-align="middle" fo:padding-top="0.014cm" fo:padding-bottom="0.014cm" fo:padding-left="0.014cm" fo:padding-right="0.014cm" loext:decorative="false"/>
    </style:style>
    <style:style style:name="gr32" style:family="graphic" style:parent-style-name="objectwithoutfill">
      <style:graphic-properties draw:stroke="dash" draw:stroke-dash="Dash_20__28_Rounded_29_" svg:stroke-width="0.028cm" svg:stroke-color="#6b5e9b" draw:marker-start-width="0.242cm" draw:marker-end-width="0.242cm" svg:stroke-linecap="round" draw:fill="none" draw:textarea-horizontal-align="center" draw:textarea-vertical-align="middle" fo:padding-top="0.014cm" fo:padding-bottom="0.014cm" fo:padding-left="0.014cm" fo:padding-right="0.014cm" loext:decorative="false"/>
    </style:style>
    <style:style style:name="gr33" style:family="graphic" style:parent-style-name="standard">
      <style:graphic-properties svg:stroke-width="0.035cm" svg:stroke-color="#6b5e9b" draw:marker-start-width="0.252cm" draw:marker-end-width="0.252cm" draw:fill="none" loext:fill-use-slide-background="false" draw:textarea-horizontal-align="justify" draw:textarea-vertical-align="middle" draw:auto-grow-height="false" fo:min-height="1.216cm" fo:min-width="0.156cm" fo:padding-top="0.017cm" fo:padding-bottom="0.017cm" fo:padding-left="0.017cm" fo:padding-right="0.017cm" loext:decorative="false"/>
    </style:style>
    <style:style style:name="gr34" style:family="graphic" style:parent-style-name="standard">
      <style:graphic-properties svg:stroke-width="0.035cm" svg:stroke-color="#069a2e" draw:marker-start-width="0.252cm" draw:marker-end-width="0.252cm" draw:fill="none" loext:fill-use-slide-background="false" draw:textarea-horizontal-align="justify" draw:textarea-vertical-align="middle" draw:auto-grow-height="false" fo:min-height="0.966cm" fo:min-width="0.166cm" fo:padding-top="0.017cm" fo:padding-bottom="0.017cm" fo:padding-left="0.017cm" fo:padding-right="0.017cm" loext:decorative="false"/>
    </style:style>
    <style:style style:name="gr35" style:family="graphic" style:parent-style-name="standard">
      <style:graphic-properties draw:stroke="none" svg:stroke-color="#000000" draw:fill="none" draw:fill-color="#ffffff" draw:textarea-vertical-align="middle" draw:auto-grow-height="true" draw:auto-grow-width="false" fo:min-height="0.455cm" loext:decorative="false"/>
      <style:paragraph-properties style:writing-mode="lr-tb"/>
    </style:style>
    <style:style style:name="gr36" style:family="graphic" style:parent-style-name="objectwithoutfill">
      <style:graphic-properties svg:stroke-width="0.028cm" svg:stroke-color="#3465a4" draw:marker-start-width="0.242cm" draw:marker-end="Extrémités_20_de_20_flèche_20_6" draw:marker-end-width="0.15cm" svg:stroke-linecap="butt" draw:fill="none" draw:textarea-horizontal-align="center" draw:textarea-vertical-align="middle" fo:padding-top="0.014cm" fo:padding-bottom="0.014cm" fo:padding-left="0.014cm" fo:padding-right="0.014cm" loext:decorative="false"/>
    </style:style>
    <style:style style:name="gr37" style:family="graphic" style:parent-style-name="standard">
      <style:graphic-properties draw:stroke="dash" draw:stroke-dash="Long_20_Dash_20__28_Rounded_29_" svg:stroke-width="0.028cm" svg:stroke-color="#069a2e" draw:marker-start-width="0.242cm" draw:marker-end-width="0.242cm"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38" style:family="graphic" style:parent-style-name="standard">
      <style:graphic-properties draw:stroke="none" svg:stroke-color="#000000" draw:fill="none" draw:fill-color="#ffffff" draw:textarea-vertical-align="middle" draw:auto-grow-height="true" draw:auto-grow-width="false" fo:min-height="0.955cm" loext:decorative="false"/>
      <style:paragraph-properties style:writing-mode="lr-tb"/>
    </style:style>
    <style:style style:name="gr39" style:family="graphic" style:parent-style-name="standard">
      <style:graphic-properties draw:stroke="solid" draw:stroke-dash="Long_20_Dash_20__28_Rounded_29_" svg:stroke-width="0.028cm" svg:stroke-color="#6b5e9b" draw:marker-start-width="0.242cm" draw:marker-end-width="0.242cm" svg:stroke-opacity="100%"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40" style:family="graphic" style:parent-style-name="objectwithoutfill">
      <style:graphic-properties svg:stroke-width="0.028cm" svg:stroke-color="#a1467e"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41" style:family="graphic" style:parent-style-name="standard">
      <style:graphic-properties draw:stroke="none" draw:fill="none" draw:fill-color="#ffffff" fo:min-height="0.85cm" loext:decorative="false"/>
      <style:paragraph-properties style:writing-mode="lr-tb"/>
    </style:style>
    <style:style style:name="gr42" style:family="graphic" style:parent-style-name="objectwithoutfill">
      <style:graphic-properties draw:stroke="dash" draw:stroke-dash="Dash_20__28_Rounded_29_" svg:stroke-width="0.035cm" svg:stroke-color="#8d1d75" draw:marker-start="Extrémités_20_de_20_flèche_20_6" draw:marker-start-width="0.21cm" draw:marker-end="Extrémités_20_de_20_flèche_20_6" draw:marker-end-width="0.21cm" svg:stroke-linecap="round" draw:fill="none" draw:textarea-horizontal-align="center" draw:textarea-vertical-align="middle" fo:padding-top="0.017cm" fo:padding-bottom="0.017cm" fo:padding-left="0.017cm" fo:padding-right="0.017cm" loext:decorative="false"/>
    </style:style>
    <style:style style:name="gr43" style:family="graphic" style:parent-style-name="standard">
      <style:graphic-properties svg:stroke-width="0.028cm" svg:stroke-color="#780373" draw:marker-start-width="0.242cm" draw:marker-end-width="0.242cm" draw:fill-color="#ffffff" draw:opacity="80%" draw:textarea-horizontal-align="justify" draw:textarea-vertical-align="middle" draw:auto-grow-height="false" fo:min-height="0.256cm" fo:min-width="0.256cm" fo:padding-top="0.014cm" fo:padding-bottom="0.014cm" fo:padding-left="0.014cm" fo:padding-right="0.014cm" style:writing-mode="lr-tb" loext:decorative="false"/>
      <style:paragraph-properties style:writing-mode="lr-tb"/>
    </style:style>
    <style:style style:name="P1"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2" style:family="paragraph">
      <loext:graphic-properties draw:fill="none" draw:fill-color="#ffffff"/>
      <style:paragraph-properties fo:margin-left="0cm" fo:margin-right="0cm" fo:margin-top="0.42cm" fo:margin-bottom="0.35cm" fo:line-height="100%" fo:text-align="start" fo:text-indent="0cm"/>
      <style:text-properties style:font-name="Arial" fo:font-size="10pt" fo:font-weight="bold" style:font-size-asian="10pt" style:font-weight-asian="bold" style:font-size-complex="10pt" style:font-weight-complex="bold"/>
    </style:style>
    <style:style style:name="P3" style:family="paragraph">
      <loext:graphic-properties draw:fill="none"/>
    </style:style>
    <style:style style:name="P4" style:family="paragraph">
      <loext:graphic-properties draw:fill="none"/>
      <style:paragraph-properties fo:text-align="center"/>
    </style:style>
    <style:style style:name="P5" style:family="paragraph">
      <loext:graphic-properties draw:fill="solid" draw:fill-color="#729fc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666666" loext:opacity="100%" style:font-name="Arial" fo:font-size="8pt" fo:font-style="normal" style:font-size-asian="8pt" style:font-style-asian="normal" style:font-size-complex="8pt" style:font-style-complex="normal"/>
    </style:style>
    <style:style style:name="P8" style:family="paragraph">
      <loext:graphic-properties draw:fill="none" draw:opacity="100%"/>
    </style:style>
    <style:style style:name="P9" style:family="paragraph">
      <loext:graphic-properties draw:fill="solid" draw:fill-color="#168253" draw:opacity="20%"/>
    </style:style>
    <style:style style:name="P10" style:family="paragraph">
      <loext:graphic-properties draw:fill="solid" draw:fill-color="#f69320" draw:opacity="40%"/>
    </style:style>
    <style:style style:name="P11" style:family="paragraph">
      <loext:graphic-properties draw:fill="none" draw:fill-color="#729fcf" draw:opacity="50%"/>
      <style:paragraph-properties fo:text-align="center"/>
    </style:style>
    <style:style style:name="P12" style:family="paragraph">
      <loext:graphic-properties draw:fill="none" draw:fill-color="#ffffff"/>
      <style:text-properties fo:color="#666666" loext:opacity="100%" style:font-name="Arial" fo:font-size="8pt" style:font-size-asian="8pt" style:font-size-complex="8pt"/>
    </style:style>
    <style:style style:name="P13" style:family="paragraph">
      <loext:graphic-properties draw:fill="solid" draw:fill-color="#168253" draw:opacity="70%"/>
      <style:paragraph-properties fo:text-align="center"/>
    </style:style>
    <style:style style:name="P14" style:family="paragraph">
      <loext:graphic-properties draw:fill="solid" draw:fill-color="#f69320" draw:opacity="70%"/>
      <style:paragraph-properties fo:text-align="center"/>
    </style:style>
    <style:style style:name="P15" style:family="paragraph">
      <loext:graphic-properties draw:fill="none" draw:fill-color="#729fcf" draw:opacity="70%"/>
      <style:paragraph-properties fo:text-align="center"/>
    </style:style>
    <style:style style:name="P16" style:family="paragraph">
      <loext:graphic-properties draw:fill="none" draw:fill-color="#f69320" draw:opacity="40%"/>
    </style:style>
    <style:style style:name="P17" style:family="paragraph">
      <loext:graphic-properties draw:fill-color="#6b5e9b" draw:opacity="50%"/>
      <style:paragraph-properties fo:text-align="center"/>
    </style:style>
    <style:style style:name="P18" style:family="paragraph">
      <loext:graphic-properties draw:fill="solid" draw:fill-color="#069a2e" draw:opacity="50%"/>
      <style:paragraph-properties fo:text-align="center"/>
    </style:style>
    <style:style style:name="P19" style:family="paragraph">
      <loext:graphic-properties draw:fill="solid" draw:fill-color="#729fcf" draw:opacity="50%"/>
      <style:paragraph-properties fo:text-align="center"/>
    </style:style>
    <style:style style:name="P20" style:family="paragraph">
      <loext:graphic-properties draw:fill="solid" draw:fill-color="#ffffff"/>
      <style:paragraph-properties fo:text-align="center"/>
    </style:style>
    <style:style style:name="P21" style:family="paragraph">
      <style:paragraph-properties fo:margin-top="0.42cm" fo:margin-bottom="0.35cm" fo:text-align="end"/>
      <style:text-properties fo:font-size="10pt" fo:font-weight="bold" style:font-size-asian="10pt" style:font-weight-asian="bold" style:font-size-complex="10pt" style:font-weight-complex="bold"/>
    </style:style>
    <style:style style:name="P22" style:family="paragraph">
      <loext:graphic-properties draw:fill="none" draw:fill-color="#ffffff"/>
      <style:paragraph-properties fo:margin-top="0.42cm" fo:margin-bottom="0.35cm" fo:text-align="end"/>
      <style:text-properties fo:color="#000000" loext:opacity="100%" style:font-name="Arial" fo:font-size="10pt" fo:font-weight="bold" style:font-size-asian="10pt" style:font-weight-asian="bold" style:font-size-complex="10pt" style:font-weight-complex="bold"/>
    </style:style>
    <style:style style:name="P23" style:family="paragraph">
      <style:paragraph-properties fo:text-align="center"/>
      <style:text-properties fo:color="#780373" loext:opacity="100%" style:font-name="Arial" fo:font-size="11pt" fo:font-weight="bold" style:font-size-asian="11pt" style:font-weight-asian="bold" style:font-size-complex="11pt" style:font-weight-complex="bold"/>
    </style:style>
    <style:style style:name="P24" style:family="paragraph">
      <loext:graphic-properties draw:fill-color="#ffffff" draw:opacity="80%"/>
      <style:paragraph-properties fo:text-align="center" style:writing-mode="lr-tb"/>
      <style:text-properties fo:color="#780373" loext:opacity="100%" style:font-name="Arial" fo:font-size="11pt" fo:font-weight="bold" style:font-size-asian="11pt" style:font-weight-asian="bold" style:font-size-complex="11pt" style:font-weight-complex="bold"/>
    </style:style>
    <style:style style:name="T1" style:family="text">
      <style:text-properties fo:color="#000000" loext:opacity="100%" style:font-name="Arial" fo:font-size="10pt" fo:font-weight="bold" style:font-size-asian="10pt" style:font-weight-asian="bold" style:font-size-complex="10pt" style:font-weight-complex="bold"/>
    </style:style>
    <style:style style:name="T2" style:family="text">
      <style:text-properties fo:color="#666666" loext:opacity="100%" style:font-name="Arial" fo:font-size="8pt" fo:font-style="normal" style:font-size-asian="8pt" style:font-style-asian="normal" style:font-size-complex="8pt" style:font-style-complex="normal"/>
    </style:style>
    <style:style style:name="T3" style:family="text">
      <style:text-properties fo:color="#666666" loext:opacity="100%" style:font-name="Arial" fo:font-size="8pt" style:font-size-asian="8pt" style:font-size-complex="8pt"/>
    </style:style>
    <style:style style:name="T4" style:family="text">
      <style:text-properties fo:color="#8d1d75" loext:opacity="100%" style:font-name="Arial1" fo:font-size="11pt" fo:font-weight="bold" style:font-name-asian="Arial1" style:font-size-asian="11pt" style:font-weight-asian="bold" style:font-name-complex="Arial1" style:font-size-complex="11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2" draw:layer="layout" svg:width="8.2cm" svg:height="1.199cm" svg:x="0.4cm" svg:y="-0.099cm">
          <draw:text-box>
            <text:p text:style-name="P1"><text:span text:style-name="T1">Species niche depends on trait values </text:span><text:span text:style-name="T1"><text:line-break/></text:span><text:span text:style-name="T1">that evolve and vary across populations...</text:span></text:p>
          </draw:text-box>
        </draw:frame>
        <draw:polygon draw:style-name="gr2" draw:text-style-name="P3" draw:layer="layout" svg:width="3.385cm" svg:height="3.213cm" svg:x="1.772cm" svg:y="1.524cm" svg:viewBox="0 0 3386 3214" draw:points="2685,0 2636,3 2634,3 2587,8 2538,20 2490,40 2441,60 2411,77 2392,87 2343,114 2294,134 2257,149 2246,154 2197,171 2164,186 2148,193 2099,215 2085,223 2050,239 2011,260 2002,264 1953,288 1938,296 1904,315 1878,332 1856,350 1832,369 1807,394 1795,406 1760,442 1758,444 1720,479 1709,489 1679,515 1661,531 1635,552 1611,569 1585,589 1563,603 1528,625 1514,635 1473,662 1464,666 1423,699 1416,704 1381,735 1367,749 1345,772 1318,806 1317,807 1283,845 1270,861 1248,882 1221,904 1198,918 1172,929 1123,938 1075,929 1044,918 1026,908 977,886 966,882 928,863 879,845 831,822 794,807 782,802 733,782 692,772 684,768 634,754 586,747 537,743 488,742 439,744 391,752 342,767 331,772 293,786 256,807 244,815 203,845 195,851 158,882 146,892 117,918 98,940 83,954 58,990 49,1009 37,1028 23,1065 13,1101 8,1138 5,1174 3,1211 1,1247 0,1277 0,1284 0,1321 0,1330 2,1357 3,1394 8,1430 15,1467 23,1504 33,1540 49,1576 49,1577 58,1613 69,1650 81,1686 93,1723 98,1733 104,1759 118,1795 141,1833 146,1840 164,1869 192,1905 195,1910 214,1942 238,1978 244,1988 255,2016 270,2052 281,2088 287,2125 287,2161 285,2199 283,2234 283,2271 285,2308 292,2344 293,2348 300,2381 311,2417 332,2454 342,2467 357,2491 391,2526 392,2527 423,2564 439,2582 452,2600 472,2636 488,2669 490,2674 498,2710 507,2746 521,2783 537,2816 539,2820 555,2857 581,2892 586,2898 606,2929 634,2961 638,2966 671,3003 684,3015 708,3039 733,3059 759,3075 782,3090 831,3112 879,3134 928,3149 931,3149 977,3165 1026,3180 1050,3186 1075,3194 1123,3208 1172,3213 1221,3214 1270,3210 1318,3203 1367,3193 1387,3186 1416,3178 1464,3154 1474,3149 1514,3122 1525,3112 1563,3077 1564,3075 1599,3039 1611,3022 1628,3003 1652,2966 1661,2951 1676,2929 1696,2892 1709,2867 1717,2857 1744,2820 1758,2803 1782,2783 1807,2766 1842,2746 1856,2741 1904,2723 1932,2710 1953,2703 2002,2678 2009,2674 2050,2647 2063,2636 2099,2605 2105,2600 2147,2564 2148,2563 2193,2527 2197,2524 2242,2491 2246,2488 2291,2454 2294,2452 2335,2417 2343,2408 2369,2381 2392,2346 2393,2344 2422,2308 2441,2278 2447,2271 2480,2234 2490,2224 2517,2199 2538,2176 2557,2161 2587,2137 2605,2125 2636,2108 2674,2088 2685,2083 2734,2062 2755,2052 2782,2039 2822,2016 2831,2010 2875,1978 2880,1975 2917,1942 2929,1929 2952,1905 2976,1869 2978,1868 3006,1833 3026,1795 3026,1795 3054,1759 3075,1723 3076,1723 3107,1686 3124,1661 3134,1650 3164,1613 3173,1601 3196,1576 3220,1540 3221,1538 3250,1504 3269,1467 3270,1463 3290,1430 3304,1394 3314,1357 3319,1331 3324,1321 3335,1284 3345,1247 3354,1211 3362,1174 3368,1141 3370,1138 3379,1101 3385,1065 3386,1028 3385,990 3382,954 3377,918 3371,882 3368,864 3366,845 3359,807 3349,772 3330,735 3319,719 3309,699 3284,662 3270,647 3254,625 3221,590 3220,589 3186,552 3173,540 3151,515 3124,486 3119,479 3108,442 3106,406 3107,369 3107,332 3102,296 3094,260 3080,223 3075,215 3064,186 3039,149 3026,136 3006,114 2978,90 2959,77 2929,58 2888,40 2880,37 2831,18 2782,8 2740,3 2734,3">
          <text:p/>
        </draw:polygon>
        <draw:line draw:style-name="gr3" draw:text-style-name="P4" draw:layer="layout" svg:x1="1.409cm" svg:y1="6.202cm" svg:x2="6.399cm" svg:y2="6.202cm">
          <text:p/>
        </draw:line>
        <draw:path draw:style-name="gr4" draw:text-style-name="P5" draw:layer="layout" svg:width="0.009cm" svg:height="0.012cm" svg:x="4.949cm" svg:y="3.701cm" svg:viewBox="0 0 10 13" svg:d="M6 1l1 1c1 1 1 1 2 1l1 1-10 9 2-9 5-4z">
          <text:p/>
        </draw:path>
        <draw:line draw:style-name="gr3" draw:text-style-name="P4" draw:layer="layout" svg:x1="1.416cm" svg:y1="6.209cm" svg:x2="1.416cm" svg:y2="1.209cm">
          <text:p/>
        </draw:line>
        <draw:frame draw:style-name="gr5" draw:text-style-name="P7" draw:layer="layout" svg:width="5.038cm" svg:height="0.569cm" svg:x="1.362cm" svg:y="6.209cm">
          <draw:text-box>
            <text:p text:style-name="P6"><text:span text:style-name="T2">Trait 1</text:span></text:p>
          </draw:text-box>
        </draw:frame>
        <draw:frame draw:style-name="gr5" draw:text-style-name="P7" draw:layer="layout" svg:width="5.009cm" svg:height="0.569cm" draw:transform="rotate (1.5707963267949) translate (0.85cm 6.209cm)">
          <draw:text-box>
            <text:p text:style-name="P6"><text:span text:style-name="T2">Trait 2</text:span></text:p>
          </draw:text-box>
        </draw:frame>
        <draw:polygon draw:style-name="gr6" draw:text-style-name="P8" draw:layer="layout" svg:width="2.781cm" svg:height="3.493cm" draw:transform="skewX (-0.34173546754049) rotate (0.738448806518801) translate (1.5491131757804cm 4.3671451207502cm)" svg:viewBox="0 0 2782 3494" draw:points="1909,9 1867,3 1823,0 1780,2 1737,5 1694,8 1651,11 1608,12 1565,16 1522,22 1479,36 1450,52 1436,57 1393,78 1353,111 1349,112 1307,132 1263,152 1228,170 1221,173 1177,187 1133,208 1105,229 1090,236 1048,257 1004,288 1003,288 961,305 918,324 876,348 875,348 832,359 789,373 746,391 716,407 703,412 660,429 617,456 604,466 573,484 530,516 518,526 487,544 444,577 435,585 401,607 359,645 357,646 314,684 296,704 270,730 242,764 228,781 195,823 184,836 149,882 141,892 106,942 98,953 67,1003 55,1028 38,1062 18,1120 12,1155 5,1180 0,1241 4,1300 12,1349 12,1359 16,1419 19,1478 22,1539 30,1598 47,1657 54,1674 64,1717 79,1777 97,1833 98,1836 104,1896 107,1955 105,2015 102,2074 105,2134 111,2193 121,2253 126,2313 127,2372 124,2432 127,2492 137,2551 139,2554 151,2611 179,2671 181,2673 214,2729 224,2743 254,2789 267,2814 280,2850 292,2909 301,2968 310,3008 313,3027 330,3087 353,3130 361,3147 396,3190 416,3206 440,3226 482,3247 525,3256 568,3260 602,3266 611,3269 654,3299 680,3327 697,3345 737,3386 740,3388 782,3426 816,3445 826,3452 869,3475 912,3488 955,3494 998,3494 1041,3488 1085,3475 1128,3445 1171,3405 1186,3386 1214,3331 1217,3327 1238,3268 1251,3207 1258,3150 1258,3149 1265,3089 1270,3029 1272,2970 1271,2910 1269,2851 1266,2791 1270,2731 1302,2676 1344,2674 1388,2692 1431,2712 1474,2728 1485,2732 1517,2748 1559,2762 1602,2764 1646,2754 1683,2732 1689,2729 1732,2700 1760,2673 1776,2659 1813,2613 1818,2606 1857,2553 1863,2547 1905,2505 1921,2495 1948,2483 1991,2471 2034,2456 2077,2436 2081,2436 2121,2417 2163,2393 2185,2376 2206,2357 2241,2316 2250,2306 2288,2257 2293,2250 2328,2198 2336,2182 2359,2139 2380,2078 2401,2019 2421,1960 2423,1954 2454,1900 2467,1883 2495,1840 2510,1820 2534,1781 2552,1740 2563,1721 2587,1662 2596,1634 2611,1603 2633,1543 2639,1527 2659,1483 2674,1424 2683,1377 2685,1364 2698,1305 2706,1245 2712,1185 2716,1126 2721,1067 2726,1037 2733,1007 2749,946 2762,887 2770,843 2774,828 2782,769 2782,709 2771,648 2770,648 2754,589 2727,531 2727,530 2701,470 2684,440 2669,410 2641,369 2627,351 2598,317 2570,291 2555,278 2512,244 2494,232 2470,213 2426,186 2399,171 2383,161 2341,139 2297,125 2255,115 2236,112 2210,104 2168,90 2125,78 2082,65 2039,54 2030,53 1996,36 1953,21">
          <text:p/>
        </draw:polygon>
        <draw:polygon draw:style-name="gr7" draw:text-style-name="P9" draw:layer="layout" svg:width="1.172cm" svg:height="1.07cm" svg:x="2.808cm" svg:y="3.024cm" svg:viewBox="0 0 1173 1071" draw:points="692,3 673,0 656,0 638,2 618,6 610,8 600,12 582,20 580,22 564,30 557,34 545,40 532,47 527,49 509,56 498,60 491,62 472,68 460,73 453,74 436,80 423,86 417,87 399,94 393,98 381,104 370,111 362,116 350,124 344,128 327,136 325,137 307,144 295,149 289,151 271,159 263,162 252,166 235,175 234,175 215,181 198,188 198,188 179,191 160,195 142,196 124,199 115,200 105,202 87,209 78,214 68,220 62,225 51,239 51,240 39,251 32,263 31,264 21,277 15,290 13,293 8,303 3,316 2,328 0,341 0,353 2,367 3,379 7,392 12,405 13,411 15,418 18,431 22,443 27,457 32,469 32,469 35,482 39,495 46,507 51,514 53,520 61,533 68,541 72,546 83,559 87,562 93,571 105,584 106,585 113,597 120,610 123,623 115,635 105,644 99,648 87,657 83,660 72,674 68,683 67,686 63,699 63,712 63,725 62,737 61,750 58,763 57,776 57,788 58,802 62,814 68,827 68,828 73,839 80,852 87,862 89,865 96,878 105,890 105,891 110,903 115,916 120,929 124,935 127,942 134,955 142,964 144,967 155,980 160,985 169,993 179,1000 186,1005 198,1012 213,1019 215,1020 234,1026 252,1030 255,1031 271,1037 289,1043 294,1045 307,1050 325,1055 330,1057 344,1062 362,1067 381,1070 384,1070 399,1071 417,1070 423,1070 436,1069 453,1065 472,1058 475,1057 491,1050 497,1045 509,1035 512,1031 522,1019 527,1012 532,1005 542,993 545,988 555,980 564,974 579,967 582,967 600,962 618,955 618,954 638,945 643,942 656,932 658,929 671,916 673,912 681,903 688,891 692,883 696,878 707,865 711,862 724,852 728,850 747,839 765,832 775,827 784,823 802,814 803,814 820,803 824,802 835,788 839,783 845,776 857,763 875,753 882,750 894,746 912,740 918,737 930,733 948,725 949,725 967,716 974,712 985,704 993,699 1004,690 1008,686 1020,674 1022,671 1032,660 1040,648 1041,648 1051,635 1059,623 1059,622 1069,610 1076,597 1077,594 1084,585 1091,571 1095,560 1097,559 1105,546 1111,533 1113,526 1117,520 1127,507 1132,496 1132,495 1142,482 1150,469 1151,467 1158,457 1164,443 1167,431 1168,424 1172,418 1173,405 1173,392 1171,379 1168,374 1167,367 1162,353 1153,341 1151,337 1147,328 1142,316 1141,303 1139,290 1137,277 1132,267 1132,264 1122,251 1113,244 1105,239 1095,234 1077,230 1059,228 1040,229 1022,230 1004,230 985,230 967,229 949,228 935,225 930,225 912,220 894,218 875,215 858,214 857,213 839,210 820,207 802,204 794,200 784,195 777,188 767,175 765,167 765,162 765,160 769,149 776,136 781,124 784,116 786,111 789,98 789,86 788,73 784,65 782,60 775,47 765,38 762,34 747,23 744,22 728,13 717,8 711,7">
          <text:p/>
        </draw:polygon>
        <draw:polygon draw:style-name="gr8" draw:text-style-name="P10" draw:layer="layout" svg:width="1.445cm" svg:height="1.231cm" svg:x="3.554cm" svg:y="4.202cm" svg:viewBox="0 0 1446 1232" draw:points="691,0 673,0 655,3 643,11 638,13 623,26 619,29 606,42 602,44 587,57 584,59 573,72 566,84 565,87 557,101 548,113 545,117 531,126 523,131 513,138 502,147 496,151 484,162 477,168 467,177 460,183 448,192 442,198 432,207 424,218 420,223 411,238 406,247 403,253 399,268 396,284 393,299 390,314 389,319 385,328 376,343 370,350 361,358 353,365 342,374 335,380 326,389 318,400 313,404 300,418 298,419 282,430 271,435 265,438 247,446 238,450 229,456 219,465 211,472 204,480 193,495 193,495 185,511 180,526 176,541 175,541 166,555 158,568 154,570 144,586 139,591 134,601 124,616 122,619 112,631 105,642 100,646 88,661 87,665 77,677 69,692 69,692 60,707 53,722 52,725 43,737 34,753 33,754 25,767 19,782 17,797 16,802 13,812 8,827 4,843 1,858 0,873 2,888 3,903 5,919 5,934 6,949 8,964 15,979 16,980 23,994 33,1008 35,1010 48,1025 52,1028 69,1039 73,1040 87,1045 105,1049 122,1052 135,1055 139,1056 158,1064 171,1070 175,1074 189,1085 193,1089 204,1101 211,1106 223,1116 229,1121 242,1131 247,1133 265,1143 273,1146 282,1149 300,1153 318,1156 335,1158 353,1158 370,1158 389,1158 406,1159 421,1161 424,1161 442,1162 451,1161 460,1160 477,1157 496,1154 513,1152 531,1151 548,1148 562,1146 566,1145 584,1142 602,1140 619,1139 638,1139 655,1140 691,1141 708,1141 726,1141 743,1138 761,1133 772,1131 779,1129 797,1126 815,1124 834,1124 850,1125 868,1126 886,1129 904,1130 908,1131 922,1132 940,1134 957,1138 975,1144 980,1146 993,1153 1009,1161 1010,1163 1029,1173 1034,1176 1046,1184 1057,1192 1064,1196 1078,1207 1081,1208 1099,1218 1106,1222 1117,1227 1135,1232 1152,1232 1171,1230 1188,1224 1196,1222 1206,1217 1223,1207 1225,1207 1242,1195 1248,1192 1259,1178 1261,1176 1269,1161 1277,1149 1279,1146 1293,1131 1294,1129 1312,1116 1313,1115 1330,1103 1333,1101 1348,1089 1352,1085 1366,1071 1367,1070 1380,1055 1384,1050 1393,1040 1401,1029 1404,1025 1414,1010 1419,1001 1424,994 1430,979 1434,964 1435,949 1435,934 1436,919 1436,919 1440,903 1444,888 1445,873 1446,858 1445,843 1444,827 1440,812 1439,797 1439,782 1440,767 1441,753 1441,737 1438,722 1436,720 1432,707 1424,692 1419,684 1416,677 1409,661 1401,648 1401,646 1393,631 1384,620 1381,616 1367,601 1366,600 1350,586 1348,585 1332,570 1330,570 1318,555 1313,549 1308,541 1301,526 1294,515 1292,511 1282,495 1277,488 1273,480 1264,465 1259,458 1253,450 1242,438 1239,435 1223,419 1213,404 1206,392 1205,389 1196,374 1188,366 1182,358 1171,347 1167,343 1152,329 1152,328 1136,314 1135,313 1117,299 1117,298 1100,284 1099,283 1085,268 1081,264 1073,253 1064,239 1063,238 1054,223 1046,215 1039,207 1029,200 1016,192 1010,189 994,177 993,176 980,162 975,155 969,147 957,135 954,131 940,121 932,117 922,110 906,101 904,101 886,88 885,87 868,72 868,72 850,57 849,57 834,45 825,42 815,36 797,28 794,26 779,20 761,13 751,11 743,8 726,5 708,3">
          <text:p/>
        </draw:polygon>
        <draw:path draw:style-name="gr9" draw:text-style-name="P4" draw:layer="layout" svg:width="1.091cm" svg:height="0.545cm" draw:transform="skewX (0.2153736296961) rotate (2.09631496457039) translate (5.359317865653cm 3.59753912412018cm)" svg:viewBox="0 0 1092 546" svg:d="M1092 545c-977 15-1092-545-1092-545">
          <text:p/>
        </draw:path>
        <draw:custom-shape draw:style-name="gr10" draw:text-style-name="P11" draw:layer="layout" svg:width="0.5cm" svg:height="0.5cm" svg:x="0.857cm" svg:y="7.05cm">
          <text:p/>
          <draw:enhanced-geometry svg:viewBox="0 0 21600 21600" draw:type="rectangle" draw:enhanced-path="M 0 0 L 21600 0 21600 21600 0 21600 0 0 Z N"/>
        </draw:custom-shape>
        <draw:frame draw:style-name="gr11" draw:text-style-name="P12" draw:layer="layout" svg:width="2.85cm" svg:height="0.955cm" svg:x="1.407cm" svg:y="6.85cm">
          <draw:text-box>
            <text:p><text:span text:style-name="T3">Current species functional niche</text:span></text:p>
          </draw:text-box>
        </draw:frame>
        <draw:custom-shape draw:style-name="gr12" draw:text-style-name="P11" draw:layer="layout" svg:width="0.5cm" svg:height="0.5cm" svg:x="0.85cm" svg:y="8.051cm">
          <text:p/>
          <draw:enhanced-geometry svg:viewBox="0 0 21600 21600" draw:type="rectangle" draw:enhanced-path="M 0 0 L 21600 0 21600 21600 0 21600 0 0 Z N"/>
        </draw:custom-shape>
        <draw:frame draw:style-name="gr11" draw:text-style-name="P12" draw:layer="layout" svg:width="2.85cm" svg:height="0.955cm" svg:x="1.4cm" svg:y="7.851cm">
          <draw:text-box>
            <text:p><text:span text:style-name="T3">Past species functional niche</text:span></text:p>
          </draw:text-box>
        </draw:frame>
        <draw:line draw:style-name="gr13" draw:text-style-name="P4" draw:layer="layout" svg:x1="4.5cm" svg:y1="8.696cm" svg:x2="5.2cm" svg:y2="8.696cm">
          <text:p/>
        </draw:line>
        <draw:frame draw:style-name="gr11" draw:text-style-name="P12" draw:layer="layout" svg:width="2.85cm" svg:height="0.955cm" svg:x="5.2cm" svg:y="8.199cm">
          <draw:text-box>
            <text:p><text:span text:style-name="T3">Evolutionary </text:span></text:p>
            <text:p><text:span text:style-name="T3">dynamics</text:span></text:p>
          </draw:text-box>
        </draw:frame>
        <draw:line draw:style-name="gr14" draw:text-style-name="P4" draw:layer="layout" svg:x1="4.4cm" svg:y1="7.897cm" svg:x2="5.2cm" svg:y2="7.897cm">
          <text:p/>
        </draw:line>
        <draw:frame draw:style-name="gr11" draw:text-style-name="P12" draw:layer="layout" svg:width="2.85cm" svg:height="0.955cm" svg:x="5.194cm" svg:y="7.4cm">
          <draw:text-box>
            <text:p><text:span text:style-name="T3">Local adaptation</text:span></text:p>
          </draw:text-box>
        </draw:frame>
        <draw:custom-shape draw:style-name="gr15" draw:text-style-name="P13" draw:layer="layout" svg:width="0.25cm" svg:height="0.5cm" svg:x="0.85cm" svg:y="9.051cm">
          <text:p/>
          <draw:enhanced-geometry svg:viewBox="0 0 21600 21600" draw:mirror-horizontal="false" draw:mirror-vertical="false" draw:type="rectangle" draw:enhanced-path="M 0 0 L 21600 0 21600 21600 0 21600 0 0 Z N"/>
        </draw:custom-shape>
        <draw:frame draw:style-name="gr11" draw:text-style-name="P12" draw:layer="layout" svg:width="2.1cm" svg:height="0.955cm" svg:x="1.4cm" svg:y="8.851cm">
          <draw:text-box>
            <text:p><text:span text:style-name="T3">Different populations</text:span></text:p>
          </draw:text-box>
        </draw:frame>
        <draw:custom-shape draw:style-name="gr16" draw:text-style-name="P14" draw:layer="layout" svg:width="0.25cm" svg:height="0.5cm" svg:x="1.101cm" svg:y="9.051cm">
          <text:p/>
          <draw:enhanced-geometry svg:viewBox="0 0 21600 21600" draw:mirror-horizontal="false" draw:mirror-vertical="false" draw:type="rectangle" draw:enhanced-path="M 0 0 L 21600 0 21600 21600 0 21600 0 0 Z N"/>
        </draw:custom-shape>
        <draw:custom-shape draw:style-name="gr17" draw:text-style-name="P15" draw:layer="layout" svg:width="0.5cm" svg:height="0.5cm" svg:x="0.85cm" svg:y="9.051cm">
          <text:p/>
          <draw:enhanced-geometry svg:viewBox="0 0 21600 21600" draw:type="rectangle" draw:enhanced-path="M 0 0 L 21600 0 21600 21600 0 21600 0 0 Z N"/>
        </draw:custom-shape>
        <draw:line draw:style-name="gr3" draw:text-style-name="P4" draw:layer="layout" svg:x1="10cm" svg:y1="5.209cm" svg:x2="14.399cm" svg:y2="5.209cm">
          <text:p/>
        </draw:line>
        <draw:path draw:style-name="gr4" draw:text-style-name="P5" draw:layer="layout" svg:width="0.01cm" svg:height="0.013cm" svg:x="14.519cm" svg:y="3.621cm" svg:viewBox="0 0 11 14" svg:d="M6 1l1 1c2 0 3 1 3 2l1 1-11 9 2-9 5-5z">
          <text:p/>
        </draw:path>
        <draw:line draw:style-name="gr3" draw:text-style-name="P4" draw:layer="layout" svg:x1="10.001cm" svg:y1="5.209cm" svg:x2="10.001cm" svg:y2="1.209cm">
          <text:p/>
        </draw:line>
        <draw:frame draw:style-name="gr5" draw:text-style-name="P7" draw:layer="layout" svg:width="4.249cm" svg:height="0.569cm" svg:x="10.101cm" svg:y="5.189cm">
          <draw:text-box>
            <text:p text:style-name="P6"><text:span text:style-name="T2">Plastic trait 1</text:span></text:p>
          </draw:text-box>
        </draw:frame>
        <draw:frame draw:style-name="gr18" draw:text-style-name="P7" draw:layer="layout" svg:width="4cm" svg:height="0.569cm" draw:transform="rotate (1.5707963267949) translate (9.454cm 5.2cm)">
          <draw:text-box>
            <text:p text:style-name="P6"><text:span text:style-name="T2">Trait 2</text:span></text:p>
          </draw:text-box>
        </draw:frame>
        <draw:polygon draw:style-name="gr19" draw:text-style-name="P16" draw:layer="layout" svg:width="2.017cm" svg:height="1.86cm" draw:transform="skewX (0.220958683302482) rotate (0.675267887596606) translate (9.99569158783424cm 2.58630283623462cm)" svg:viewBox="0 0 2018 1861" draw:points="963,0 938,0 913,6 895,16 888,21 869,39 864,45 845,62 839,67 819,85 814,89 798,107 789,127 788,130 776,153 764,170 760,176 740,190 728,198 715,208 698,221 690,229 674,245 665,253 651,267 640,275 625,290 616,298 602,312 592,328 585,336 572,358 566,372 563,381 556,404 552,427 548,449 544,472 541,480 536,496 524,518 517,528 504,541 492,551 476,564 467,573 455,587 443,603 437,610 418,631 416,632 393,648 377,656 368,660 344,672 332,678 319,687 305,701 294,712 285,723 269,746 269,747 259,769 252,792 245,815 245,815 232,838 220,856 216,860 200,883 195,891 185,907 173,929 170,932 157,951 145,968 140,975 124,998 121,1003 107,1020 96,1043 96,1043 83,1066 73,1089 71,1094 60,1111 48,1134 46,1137 35,1157 27,1180 23,1202 22,1210 18,1226 12,1249 6,1271 1,1294 0,1317 2,1340 5,1363 6,1386 7,1408 8,1431 12,1454 21,1477 22,1479 33,1500 47,1520 49,1523 67,1545 71,1550 96,1566 101,1568 121,1576 146,1582 171,1587 188,1591 196,1593 220,1604 239,1614 245,1619 265,1637 270,1643 286,1660 295,1669 310,1682 319,1691 338,1706 344,1710 369,1724 382,1729 394,1733 418,1740 443,1745 468,1748 493,1748 518,1748 543,1748 567,1749 587,1752 592,1753 617,1753 629,1752 642,1750 667,1745 691,1742 715,1739 741,1737 765,1734 784,1730 790,1728 815,1723 840,1720 864,1719 889,1720 914,1721 964,1723 988,1723 1013,1722 1037,1717 1063,1711 1077,1707 1088,1705 1113,1701 1137,1697 1162,1697 1187,1698 1212,1701 1237,1704 1261,1706 1267,1707 1286,1710 1311,1713 1335,1719 1360,1727 1366,1730 1385,1742 1407,1753 1410,1755 1435,1771 1443,1776 1459,1788 1475,1799 1484,1806 1505,1821 1509,1824 1534,1841 1543,1845 1559,1853 1584,1859 1608,1861 1632,1857 1658,1849 1668,1845 1683,1838 1707,1822 1708,1822 1732,1805 1740,1799 1756,1780 1760,1776 1772,1754 1781,1735 1784,1730 1803,1708 1806,1706 1830,1685 1831,1684 1856,1667 1860,1663 1880,1645 1886,1639 1905,1619 1907,1617 1925,1594 1930,1587 1944,1571 1955,1554 1959,1548 1973,1525 1980,1513 1985,1503 1995,1480 2000,1457 2001,1434 2003,1411 2004,1389 2004,1387 2008,1366 2013,1343 2016,1320 2018,1297 2017,1275 2014,1251 2009,1229 2006,1206 2006,1183 2008,1160 2010,1138 2010,1114 2006,1092 2004,1088 1998,1069 1986,1046 1979,1034 1974,1023 1965,1001 1954,980 1953,977 1943,954 1929,937 1926,932 1906,909 1905,908 1883,886 1880,883 1857,863 1855,861 1837,840 1831,829 1824,817 1815,795 1806,779 1802,771 1787,749 1781,737 1775,726 1763,703 1756,692 1748,680 1731,662 1727,658 1706,634 1692,611 1682,593 1680,589 1667,566 1657,553 1649,543 1632,525 1628,520 1607,498 1606,497 1584,474 1582,473 1558,451 1557,451 1534,428 1533,428 1513,405 1508,399 1497,383 1483,361 1482,360 1468,337 1459,324 1448,314 1434,302 1417,291 1409,286 1386,268 1384,267 1367,246 1359,235 1351,222 1335,205 1330,199 1310,183 1300,177 1285,167 1263,154 1260,152 1236,133 1234,131 1210,109 1210,108 1185,87 1184,85 1161,68 1150,63 1137,54 1112,42 1105,39 1086,30 1061,20 1047,16 1036,13 1012,7 987,3">
          <text:p/>
        </draw:polygon>
        <draw:polygon draw:style-name="gr20" draw:text-style-name="P16" draw:layer="layout" svg:width="2.561cm" svg:height="2.043cm" draw:transform="skewX (-0.117286125734019) rotate (0.501956692873569) translate (10.8243148405966cm 2.57261503295416cm)" svg:viewBox="0 0 2562 2044" draw:points="1225,1 1193,0 1161,6 1138,18 1130,22 1106,43 1099,49 1075,68 1067,74 1041,93 1036,99 1016,119 1004,139 1002,143 987,169 972,187 966,194 941,210 928,219 910,229 888,244 878,252 858,269 847,278 828,294 816,303 795,320 783,328 766,344 752,361 744,369 728,394 721,410 716,420 707,445 702,470 697,495 691,520 689,529 682,546 667,570 658,581 641,595 626,606 606,621 594,630 578,646 563,663 555,671 532,694 529,696 500,713 481,722 469,727 437,739 423,746 405,756 389,771 374,783 363,796 343,821 343,822 329,847 321,872 312,897 311,898 295,922 280,942 275,947 255,972 248,980 236,997 220,1022 216,1026 199,1048 186,1065 179,1073 157,1098 154,1103 137,1123 122,1148 122,1148 106,1173 94,1198 91,1203 76,1223 61,1249 59,1251 44,1274 35,1299 29,1323 28,1331 23,1349 15,1374 7,1399 1,1424 0,1449 2,1474 6,1500 9,1524 9,1549 10,1575 15,1600 26,1625 28,1627 41,1650 59,1672 62,1675 85,1700 91,1705 121,1723 129,1725 153,1733 185,1740 216,1746 239,1750 248,1753 280,1765 302,1776 310,1782 335,1801 342,1807 363,1826 373,1836 393,1851 405,1861 429,1876 437,1881 468,1896 484,1901 499,1907 531,1914 562,1919 593,1922 625,1923 657,1923 688,1923 720,1924 745,1927 751,1927 782,1928 798,1927 814,1925 845,1919 877,1915 909,1912 940,1910 971,1906 995,1901 1003,1899 1034,1895 1065,1891 1097,1890 1129,1891 1160,1891 1223,1894 1254,1894 1286,1892 1318,1887 1349,1881 1367,1876 1381,1874 1412,1869 1444,1866 1475,1865 1506,1866 1538,1870 1570,1873 1601,1875 1609,1876 1633,1878 1664,1882 1695,1889 1727,1899 1735,1901 1758,1914 1786,1927 1790,1929 1822,1946 1832,1951 1853,1964 1873,1976 1884,1984 1910,2002 1915,2005 1947,2022 1959,2027 1978,2035 2010,2043 2042,2044 2073,2040 2104,2031 2118,2027 2136,2019 2167,2003 2169,2002 2198,1983 2210,1976 2230,1955 2234,1951 2249,1927 2262,1907 2265,1902 2289,1876 2293,1874 2323,1851 2325,1850 2356,1830 2362,1826 2387,1806 2395,1801 2419,1778 2421,1776 2445,1750 2451,1744 2467,1725 2482,1706 2488,1701 2506,1675 2514,1661 2521,1650 2533,1625 2539,1600 2541,1575 2543,1549 2545,1525 2545,1524 2551,1500 2557,1475 2561,1449 2562,1424 2561,1399 2557,1374 2552,1349 2549,1324 2549,1299 2551,1274 2554,1249 2554,1223 2547,1198 2546,1194 2538,1173 2523,1148 2514,1135 2508,1123 2496,1098 2482,1075 2482,1073 2468,1048 2451,1029 2446,1022 2422,997 2420,996 2392,972 2388,969 2359,948 2357,945 2334,922 2326,910 2318,897 2305,872 2294,855 2289,847 2271,822 2263,809 2255,796 2240,771 2231,760 2221,747 2199,727 2195,722 2168,696 2150,671 2137,650 2135,646 2119,621 2105,606 2096,595 2074,577 2068,570 2043,547 2041,546 2012,520 2011,519 1980,495 1980,494 1949,470 1948,469 1924,445 1917,437 1903,420 1885,396 1884,395 1867,369 1854,356 1841,344 1823,331 1801,320 1791,313 1761,294 1760,293 1738,269 1729,258 1717,244 1697,224 1691,219 1665,201 1653,194 1634,183 1605,169 1602,167 1571,146 1568,143 1540,120 1538,119 1508,95 1506,93 1477,74 1463,68 1445,58 1413,46 1406,43 1382,33 1350,22 1332,18 1319,14 1288,8 1256,3">
          <text:p/>
        </draw:polygon>
        <draw:path draw:style-name="gr21" draw:text-style-name="P17" draw:layer="layout" svg:width="0.146cm" svg:height="2.398cm" draw:transform="rotate (1.5707963267949) translate (11.600376059322cm 4.49488909454553cm)" svg:viewBox="0 0 147 2399" svg:d="M0 1133v-1133h147v1133zM147 1181v1218h-147v-1218z">
          <text:p/>
        </draw:path>
        <draw:custom-shape draw:style-name="gr22" draw:text-style-name="P4" draw:layer="layout" svg:width="0.147cm" svg:height="2.399cm" draw:transform="rotate (1.5707963267949) translate (11.601cm 4.496cm)">
          <text:p/>
          <draw:enhanced-geometry svg:viewBox="0 0 21600 21600" draw:mirror-horizontal="false" draw:mirror-vertical="false" draw:type="rectangle" draw:enhanced-path="M 0 0 L 21600 0 21600 21600 0 21600 0 0 Z N"/>
        </draw:custom-shape>
        <draw:path draw:style-name="gr23" draw:text-style-name="P18" draw:layer="layout" svg:width="0.158cm" svg:height="1.759cm" draw:transform="rotate (1.5707963267949) translate (10.5006673728814cm 4.89216093267994cm)" svg:viewBox="0 0 159 1760" svg:d="M0 855v-855h159v855zM159 905v855h-159v-855z">
          <text:p/>
        </draw:path>
        <draw:custom-shape draw:style-name="gr24" draw:text-style-name="P4" draw:layer="layout" svg:width="0.16cm" svg:height="1.756cm" draw:transform="rotate (-1.5707963267949) translate (12.259cm 4.733cm)">
          <text:p/>
          <draw:enhanced-geometry svg:viewBox="0 0 21600 21600" draw:mirror-horizontal="true" draw:type="rectangle" draw:enhanced-path="M 0 0 L 21600 0 21600 21600 0 21600 0 0 Z N"/>
        </draw:custom-shape>
        <draw:path draw:style-name="gr25" draw:text-style-name="P4" draw:layer="layout" svg:width="1.52cm" svg:height="0.956cm" draw:transform="skewX (0.4618141200777) rotate (-2.47540047810356) translate (12.7243568496717cm 1.84109325230332cm)" svg:viewBox="0 0 1521 957" svg:d="M1521 957c-1354-3-1521-957-1521-957">
          <text:p/>
        </draw:path>
        <draw:g draw:style-name="gr26">
          <draw:polygon draw:style-name="gr27" draw:text-style-name="P19" draw:layer="layout" svg:width="3.999cm" svg:height="2.564cm" svg:x="11.77cm" svg:y="6.412cm" svg:viewBox="0 0 4000 2565" draw:points="0,2565 0,2057 4000,0 4000,1422">
            <text:p/>
          </draw:polygon>
          <draw:line draw:style-name="gr28" draw:text-style-name="P4" draw:layer="layout" svg:x1="11.3cm" svg:y1="8.934cm" svg:x2="15.87cm" svg:y2="7.1cm">
            <text:p/>
          </draw:line>
          <draw:line draw:style-name="gr29" draw:text-style-name="P4" draw:layer="layout" svg:x1="11.3cm" svg:y1="8.7cm" svg:x2="15.87cm" svg:y2="6.35cm">
            <text:p/>
          </draw:line>
          <draw:line draw:style-name="gr29" draw:text-style-name="P4" draw:layer="layout" svg:x1="11.37cm" svg:y1="9.1cm" svg:x2="16.62cm" svg:y2="7.6cm">
            <text:p/>
          </draw:line>
          <draw:custom-shape draw:style-name="gr30" draw:text-style-name="P20" draw:layer="layout" svg:width="1.5cm" svg:height="3cm" svg:x="10.32cm" svg:y="6.6cm">
            <text:p/>
            <draw:enhanced-geometry svg:viewBox="0 0 21600 21600" draw:type="rectangle" draw:enhanced-path="M 0 0 L 21600 0 21600 21600 0 21600 0 0 Z N"/>
          </draw:custom-shape>
          <draw:line draw:style-name="gr3" draw:text-style-name="P4" draw:layer="layout" svg:x1="11.603cm" svg:y1="9.375cm" svg:x2="11.603cm" svg:y2="6.35cm">
            <text:p/>
          </draw:line>
          <draw:custom-shape draw:style-name="gr30" draw:text-style-name="P20" draw:layer="layout" svg:width="1.5cm" svg:height="3cm" svg:x="15.77cm" svg:y="6.25cm">
            <text:p/>
            <draw:enhanced-geometry svg:viewBox="0 0 21600 21600" draw:type="rectangle" draw:enhanced-path="M 0 0 L 21600 0 21600 21600 0 21600 0 0 Z N"/>
          </draw:custom-shape>
          <draw:line draw:style-name="gr3" draw:text-style-name="P4" draw:layer="layout" svg:x1="11.603cm" svg:y1="9.375cm" svg:x2="16.02cm" svg:y2="9.375cm">
            <text:p/>
          </draw:line>
          <draw:line draw:style-name="gr31" draw:text-style-name="P4" draw:layer="layout" svg:x1="16.62cm" svg:y1="8.25cm" svg:x2="11.62cm" svg:y2="8.25cm">
            <text:p/>
          </draw:line>
          <draw:line draw:style-name="gr32" draw:text-style-name="P4" draw:layer="layout" svg:x1="16.221cm" svg:y1="7.525cm" svg:x2="11.62cm" svg:y2="7.525cm">
            <text:p/>
          </draw:line>
          <draw:path draw:style-name="gr21" draw:text-style-name="P17" draw:layer="layout" svg:width="0.199cm" svg:height="1.249cm" svg:x="16.22cm" svg:y="6.91cm" svg:viewBox="0 0 200 1250" svg:d="M0 590v-590h200v590zM200 615v635h-200v-635z">
            <text:p/>
          </draw:path>
          <draw:custom-shape draw:style-name="gr33" draw:text-style-name="P4" draw:layer="layout" svg:width="0.19cm" svg:height="1.25cm" svg:x="16.22cm" svg:y="6.91cm">
            <text:p/>
            <draw:enhanced-geometry svg:viewBox="0 0 21600 21600" draw:mirror-horizontal="false" draw:mirror-vertical="false" draw:type="rectangle" draw:enhanced-path="M 0 0 L 21600 0 21600 21600 0 21600 0 0 Z N"/>
          </draw:custom-shape>
          <draw:path draw:style-name="gr23" draw:text-style-name="P18" draw:layer="layout" svg:width="0.199cm" svg:height="0.999cm" svg:x="16.62cm" svg:y="7.75cm" svg:viewBox="0 0 200 1000" svg:d="M0 486v-486h200v486zM200 514v486h-200v-486z">
            <text:p/>
          </draw:path>
          <draw:custom-shape draw:style-name="gr34" draw:text-style-name="P4" draw:layer="layout" svg:width="0.2cm" svg:height="1cm" svg:x="16.62cm" svg:y="7.75cm">
            <text:p/>
            <draw:enhanced-geometry svg:viewBox="0 0 21600 21600" draw:mirror-horizontal="true" draw:type="rectangle" draw:enhanced-path="M 0 0 L 21600 0 21600 21600 0 21600 0 0 Z N"/>
          </draw:custom-shape>
          <draw:line draw:style-name="gr31" draw:text-style-name="P4" draw:layer="layout" svg:x1="12.97cm" svg:y1="8.3cm" svg:x2="12.97cm" svg:y2="9.4cm">
            <text:p/>
          </draw:line>
          <draw:line draw:style-name="gr32" draw:text-style-name="P4" draw:layer="layout" svg:x1="14.82cm" svg:y1="7.55cm" svg:x2="14.82cm" svg:y2="9.35cm">
            <text:p/>
          </draw:line>
          <draw:frame draw:style-name="gr35" draw:text-style-name="P7" draw:layer="layout" svg:width="3.85cm" svg:height="0.705cm" draw:transform="rotate (1.5707963267949) translate (10.995cm 9.8cm)">
            <draw:text-box>
              <text:p text:style-name="P6"><text:span text:style-name="T2">Plastic trait 1</text:span></text:p>
            </draw:text-box>
          </draw:frame>
          <draw:frame draw:style-name="gr35" draw:text-style-name="P7" draw:layer="layout" svg:width="3.85cm" svg:height="0.705cm" svg:x="11.92cm" svg:y="9.275cm">
            <draw:text-box>
              <text:p text:style-name="P6"><text:span text:style-name="T2">Environment</text:span></text:p>
            </draw:text-box>
          </draw:frame>
          <draw:path draw:style-name="gr36" draw:text-style-name="P4" draw:layer="layout" svg:width="1.041cm" svg:height="0.85cm" draw:transform="skewX (-0.849277214020441) rotate (0.587128760370893) translate (15.7845107931806cm 7.97728466129103cm)" svg:viewBox="0 0 1042 851" svg:d="M0 851c927-1 1042-851 1042-851">
            <text:p/>
          </draw:path>
        </draw:g>
        <draw:custom-shape draw:style-name="gr37" draw:text-style-name="P11" draw:layer="layout" svg:width="0.5cm" svg:height="0.5cm" svg:x="14.749cm" svg:y="2.02cm">
          <text:p/>
          <draw:enhanced-geometry svg:viewBox="0 0 21600 21600" draw:type="rectangle" draw:enhanced-path="M 0 0 L 21600 0 21600 21600 0 21600 0 0 Z N"/>
        </draw:custom-shape>
        <draw:frame draw:style-name="gr38" draw:text-style-name="P12" draw:layer="layout" svg:width="2.85cm" svg:height="1.205cm" svg:x="15.299cm" svg:y="1.645cm">
          <draw:text-box>
            <text:p><text:span text:style-name="T3">Species functional niche at time t</text:span></text:p>
          </draw:text-box>
        </draw:frame>
        <draw:custom-shape draw:style-name="gr39" draw:text-style-name="P11" draw:layer="layout" svg:width="0.5cm" svg:height="0.5cm" svg:x="14.742cm" svg:y="3.02cm">
          <text:p/>
          <draw:enhanced-geometry svg:viewBox="0 0 21600 21600" draw:type="rectangle" draw:enhanced-path="M 0 0 L 21600 0 21600 21600 0 21600 0 0 Z N"/>
        </draw:custom-shape>
        <draw:frame draw:style-name="gr38" draw:text-style-name="P12" draw:layer="layout" svg:width="2.85cm" svg:height="1.205cm" svg:x="15.292cm" svg:y="2.646cm">
          <draw:text-box>
            <text:p><text:span text:style-name="T3">Species functional niche at time t+1</text:span></text:p>
          </draw:text-box>
        </draw:frame>
        <draw:line draw:style-name="gr40" draw:text-style-name="P4" draw:layer="layout" svg:x1="14.7cm" svg:y1="4.162cm" svg:x2="15.35cm" svg:y2="4.162cm">
          <text:p/>
        </draw:line>
        <draw:frame draw:style-name="gr11" draw:text-style-name="P12" draw:layer="layout" svg:width="2.85cm" svg:height="0.955cm" svg:x="15.292cm" svg:y="3.665cm">
          <draw:text-box>
            <text:p><text:span text:style-name="T3">Trait plasticity</text:span></text:p>
          </draw:text-box>
        </draw:frame>
        <draw:frame draw:style-name="gr41" draw:text-style-name="P22" draw:layer="layout" svg:width="7.95cm" svg:height="1.1cm" svg:x="9.25cm" svg:y="0cm">
          <draw:text-box>
            <text:p text:style-name="P21"><text:span text:style-name="T1">…</text:span><text:span text:style-name="T1">and these traits are plastic and depend </text:span><text:span text:style-name="T1"><text:line-break/></text:span><text:span text:style-name="T1">on the environmental conditions</text:span></text:p>
          </draw:text-box>
        </draw:frame>
        <draw:line draw:style-name="gr42" draw:text-style-name="P4" draw:layer="layout" svg:x1="3.276cm" svg:y1="3.495cm" svg:x2="4.276cm" svg:y2="4.694cm">
          <text:p/>
        </draw:line>
        <draw:custom-shape draw:style-name="gr43" draw:text-style-name="P24" draw:layer="layout" svg:width="0.4cm" svg:height="0.4cm" svg:x="3.6cm" svg:y="3.9cm">
          <text:p text:style-name="P23"><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 draw:display-name="Extrémités de flèche 2" svg:viewBox="0 0 20 20" svg:d="M0 20l10-20 10 20z"/>
    <draw:marker draw:name="Extrémités_20_de_20_flèche_20_6" draw:display-name="Extrémités de flèche 6"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6-28T15:32:24.659000000</meta:creation-date>
    <dc:date>2024-07-02T13:05:52.467000000</dc:date>
    <dc:creator>Victor Van der Meersch</dc:creator>
    <meta:editing-duration>P2DT6H18M39S</meta:editing-duration>
    <meta:editing-cycles>13</meta:editing-cycles>
    <meta:generator>LibreOffice/24.2.0.3$Windows_X86_64 LibreOffice_project/da48488a73ddd66ea24cf16bbc4f7b9c08e9bea1</meta:generator>
    <meta:print-date>2024-06-30T10:25:52.332000000</meta:print-date>
    <meta:printed-by>Fichiers PDF: Victor Van der Meersch</meta:printed-by>
    <meta:document-statistic meta:object-count="64"/>
  </office:meta>
</office:document-meta>
</file>